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c72f"/>
    </style:style>
    <style:style style:name="P2" style:family="paragraph" style:parent-style-name="Standard">
      <style:text-properties fo:font-size="12pt" fo:font-style="normal" style:font-size-asian="12pt" style:font-style-asian="normal" style:font-size-complex="12pt" style:font-style-complex="normal"/>
    </style:style>
    <style:style style:name="P3" style:family="paragraph" style:parent-style-name="Standard">
      <style:text-properties fo:font-size="12pt" fo:font-style="normal" officeooo:paragraph-rsid="0011c72f" style:font-size-asian="12pt" style:font-style-asian="normal" style:font-size-complex="12pt" style:font-style-complex="normal"/>
    </style:style>
    <style:style style:name="P4" style:family="paragraph" style:parent-style-name="Standard">
      <style:text-properties fo:font-size="12pt" fo:font-style="normal" fo:font-weight="bold" officeooo:rsid="0019dc8f" officeooo:paragraph-rsid="0019dc8f" style:font-size-asian="12pt" style:font-style-asian="normal" style:font-weight-asian="bold" style:font-size-complex="12pt" style:font-style-complex="normal" style:font-weight-complex="bold"/>
    </style:style>
    <style:style style:name="P5" style:family="paragraph" style:parent-style-name="Standard">
      <style:paragraph-properties fo:text-align="end" style:justify-single-word="false"/>
      <style:text-properties fo:font-size="12pt" fo:font-style="normal" fo:font-weight="bold" officeooo:rsid="001f3bb0" officeooo:paragraph-rsid="001f3bb0"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officeooo:paragraph-rsid="0011c72f" style:font-size-asian="12pt" style:font-style-asian="normal" style:font-weight-asian="normal" style:font-size-complex="12pt" style:font-style-complex="normal" style:font-weight-complex="normal"/>
    </style:style>
    <style:style style:name="P7" style:family="paragraph" style:parent-style-name="Standard">
      <style:text-properties fo:font-weight="bold" officeooo:rsid="0019dc8f" officeooo:paragraph-rsid="0019dc8f" style:font-weight-asian="bold" style:font-weight-complex="bold"/>
    </style:style>
    <style:style style:name="P8" style:family="paragraph" style:parent-style-name="Standard">
      <style:text-properties fo:font-weight="normal" officeooo:rsid="0019dc8f" officeooo:paragraph-rsid="0019dc8f" style:font-weight-asian="normal" style:font-weight-complex="normal"/>
    </style:style>
    <style:style style:name="P9" style:family="paragraph" style:parent-style-name="Standard">
      <style:text-properties officeooo:paragraph-rsid="001acfa4"/>
    </style:style>
    <style:style style:name="P10" style:family="paragraph" style:parent-style-name="Standard">
      <style:text-properties officeooo:paragraph-rsid="001c44ca"/>
    </style:style>
    <style:style style:name="T1" style:family="text">
      <style:text-properties officeooo:rsid="0011c72f"/>
    </style:style>
    <style:style style:name="T2" style:family="text">
      <style:text-properties officeooo:rsid="00131798"/>
    </style:style>
    <style:style style:name="T3" style:family="text">
      <style:text-properties fo:font-weight="bold" style:font-weight-asian="bold" style:font-weight-complex="bold"/>
    </style:style>
    <style:style style:name="T4" style:family="text">
      <style:text-properties fo:font-weight="bold" officeooo:rsid="0011c72f" style:font-weight-asian="bold" style:font-weight-complex="bold"/>
    </style:style>
    <style:style style:name="T5" style:family="text">
      <style:text-properties fo:font-weight="bold" officeooo:rsid="0014951f" style:font-weight-asian="bold" style:font-weight-complex="bold"/>
    </style:style>
    <style:style style:name="T6" style:family="text">
      <style:text-properties fo:font-weight="bold" officeooo:rsid="00146c7c" style:font-weight-asian="bold" style:font-weight-complex="bold"/>
    </style:style>
    <style:style style:name="T7" style:family="text">
      <style:text-properties officeooo:rsid="00146c7c"/>
    </style:style>
    <style:style style:name="T8" style:family="text">
      <style:text-properties officeooo:rsid="0014951f"/>
    </style:style>
    <style:style style:name="T9" style:family="text">
      <style:text-properties fo:font-weight="normal" style:font-weight-asian="normal" style:font-weight-complex="normal"/>
    </style:style>
    <style:style style:name="T10" style:family="text">
      <style:text-properties fo:font-weight="normal" officeooo:rsid="00167e55" style:font-weight-asian="normal" style:font-weight-complex="normal"/>
    </style:style>
    <style:style style:name="T11" style:family="text">
      <style:text-properties fo:font-weight="normal" officeooo:rsid="0014951f" style:font-weight-asian="normal" style:font-weight-complex="normal"/>
    </style:style>
    <style:style style:name="T12" style:family="text">
      <style:text-properties fo:font-weight="normal" officeooo:rsid="0017748a" style:font-weight-asian="normal" style:font-weight-complex="normal"/>
    </style:style>
    <style:style style:name="T13" style:family="text">
      <style:text-properties fo:font-weight="normal" officeooo:rsid="001acfa4" style:font-weight-asian="normal" style:font-weight-complex="normal"/>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normal" fo:font-weight="bold" officeooo:rsid="0017748a" style:font-size-asian="12pt" style:font-style-asian="normal" style:font-weight-asian="bold" style:font-size-complex="12pt" style:font-style-complex="normal" style:font-weight-complex="bold"/>
    </style:style>
    <style:style style:name="T16" style:family="text">
      <style:text-properties fo:font-size="12pt" fo:font-style="normal" fo:font-weight="bold" officeooo:rsid="001c44ca" style:font-size-asian="12pt" style:font-style-asian="normal" style:font-weight-asian="bold" style:font-size-complex="12pt" style:font-style-complex="normal" style:font-weight-complex="bold"/>
    </style:style>
    <style:style style:name="T17" style:family="text">
      <style:text-properties fo:font-size="12pt" fo:font-style="normal" fo:font-weight="bold" officeooo:rsid="001a28a4" style:font-size-asian="12pt" style:font-style-asian="normal" style:font-weight-asian="bold" style:font-size-complex="12pt" style:font-style-complex="normal" style:font-weight-complex="bold"/>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17748a"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1acfa4" style:font-size-asian="12pt" style:font-style-asian="normal" style:font-weight-asian="normal" style:font-size-complex="12pt" style:font-style-complex="normal" style:font-weight-complex="normal"/>
    </style:style>
    <style:style style:name="T21" style:family="text">
      <style:text-properties fo:font-size="12pt" fo:font-style="normal" style:font-size-asian="12pt" style:font-style-asian="normal" style:font-size-complex="12pt" style:font-style-complex="normal"/>
    </style:style>
    <style:style style:name="T22" style:family="text">
      <style:text-properties fo:font-size="12pt" fo:font-style="normal" officeooo:rsid="00131798" style:font-size-asian="12pt" style:font-style-asian="normal" style:font-size-complex="12pt" style:font-style-complex="normal"/>
    </style:style>
    <style:style style:name="T23" style:family="text">
      <style:text-properties fo:font-size="12pt" fo:font-style="normal" officeooo:rsid="0017748a" style:font-size-asian="12pt" style:font-style-asian="normal" style:font-size-complex="12pt" style:font-style-complex="normal"/>
    </style:style>
    <style:style style:name="T24" style:family="text">
      <style:text-properties fo:font-size="12pt" fo:font-style="normal" officeooo:rsid="00180f1e" style:font-size-asian="12pt" style:font-style-asian="normal" style:font-size-complex="12pt" style:font-style-complex="normal"/>
    </style:style>
    <style:style style:name="T25" style:family="text">
      <style:text-properties fo:font-size="12pt" fo:font-style="normal" officeooo:rsid="001852d9" style:font-size-asian="12pt" style:font-style-asian="normal" style:font-size-complex="12pt" style:font-style-complex="normal"/>
    </style:style>
    <style:style style:name="T26" style:family="text">
      <style:text-properties fo:font-size="12pt" fo:font-style="normal" officeooo:rsid="0019dc8f" style:font-size-asian="12pt" style:font-style-asian="normal" style:font-size-complex="12pt" style:font-style-complex="normal"/>
    </style:style>
    <style:style style:name="T27" style:family="text">
      <style:text-properties fo:font-size="12pt" fo:font-style="normal" officeooo:rsid="001a28a4" style:font-size-asian="12pt" style:font-style-asian="normal" style:font-size-complex="12pt" style:font-style-complex="normal"/>
    </style:style>
    <style:style style:name="T28" style:family="text">
      <style:text-properties fo:font-size="12pt" fo:font-style="normal" officeooo:rsid="001acfa4" style:font-size-asian="12pt" style:font-style-asian="normal" style:font-size-complex="12pt" style:font-style-complex="normal"/>
    </style:style>
    <style:style style:name="T29" style:family="text">
      <style:text-properties fo:font-size="12pt" fo:font-style="normal" officeooo:rsid="001c44ca" style:font-size-asian="12pt" style:font-style-asian="normal" style:font-size-complex="12pt" style:font-style-complex="normal"/>
    </style:style>
    <style:style style:name="T30" style:family="text">
      <style:text-properties officeooo:rsid="001c44ca"/>
    </style:style>
    <style:style style:name="T31" style:family="text">
      <style:text-properties officeooo:rsid="001d7f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ECTURE 10:</text:p>
      <text:p text:style-name="P4"/>
      <text:p text:style-name="P5">Syeda Zoha Haider</text:p>
      <text:p text:style-name="P5"/>
      <text:p text:style-name="P2"><text:span text:style-name="T1">Outside the chip, there are many concerns, such as, I/O Circuits, Bonding, Packaging, and Board. </text:span><text:span text:style-name="T4">IC package </text:span><text:span text:style-name="T1">is an interface between the chip and the external world. </text:span><text:span text:style-name="T2">The main purposes of the package is to provide physical, electrical, and temperature protection. The package ensures an electrical connection and physical connection from chip to board. It protects the chip from high voltages from the external environment. It <text:s/>physically protects the chip as well as provides it with thermo isolation. </text:span></text:p>
      <text:p text:style-name="P2"/>
      <text:p text:style-name="P2">The requirements of a package are electrical, mechanical, thermal, cost, and interface related. It is necessary to have capacitance, resistance, inductance and impedance tuning. It is also essential to have a large number of I/O pins and to have Die/Bond protection. During packaging, heat removal is also taken into consideration while ensuring that the cost is as minimum as possible.</text:p>
      <text:p text:style-name="P2"/>
      <text:p text:style-name="P2"><text:span text:style-name="T7">There are 4 different types of Packages: Dual Inline Package (DIP), Quad Flat Package (QFP), Pin Grid Array (PGA), and Ball Grid Array (BGA). </text:span><text:span text:style-name="T6">DIP</text:span><text:span text:style-name="T7"> was the simplest package that was used in the earlier years. The problem with that was it didn’t have enough I/Os/ So, </text:span><text:span text:style-name="T6">QFP </text:span><text:span text:style-name="T7">was developed. This package had more connections as compared to DFP, and soldering and making connections was very easy with it. However, the number of I/Os were still unsatisfactory, so </text:span><text:span text:style-name="T6">PGA</text:span><text:span text:style-name="T7"> was made, and then </text:span><text:span text:style-name="T6">BGA</text:span><text:span text:style-name="T7">.</text:span></text:p>
      <text:p text:style-name="P2"/>
      <text:p text:style-name="P2">There are two main approaches to making IC to Package connection: Wire Bonding and Flip Chip. </text:p>
      <text:p text:style-name="P2"><text:span text:style-name="T8">In </text:span><text:span text:style-name="T5">Wire Bonding, </text:span><text:span text:style-name="T11">t</text:span><text:span text:style-name="T8">he die is placed on a solder that it can be held on to. The die is soldered with a piece of metal, usually gold, and is tied to the pin. Thin gold wire is used to make these connections. It has long, high RLC wires. Its cheap. In </text:span><text:span text:style-name="T5">Flip Chip, </text:span><text:span text:style-name="T11">the chip is placed on solder bumps. </text:span><text:span text:style-name="T10">The array of paads are on the package itself. It looks like a BGA. This lets us connect the bonds anywhere. We can have high-fanout signals placed near wherever they are needed chip, and provide power and ground wherever it is required. It reduces long routes. The chip is just placed on the substrate and then it is heated, and all the connections are made. We can have many more pins. It is, however, very expensive. While designing a wire bond package, it is necessary to ensure that there are no crossing of bond wires, maximum length of wires, maximum angle of wires, and maximum spacing. </text:span><text:span text:style-name="T12">It is required to make a physical connection to the bonding wire. So, for wire bond packaging we use landing pads. Whereas, for flip chip packaging, solder bumps are used. Bonding pads are then connected to I/O circuits. </text:span></text:p>
      <text:p text:style-name="P2"/>
      <text:p text:style-name="Standard"><text:span text:style-name="T15">I/O Circuits </text:span><text:span text:style-name="T19">should be able to drive big loads, have <text:s/>consistent voltage, low switching noise, and ESD protection. </text:span><text:span text:style-name="T22">Goals of I/O Design </text:span><text:span text:style-name="T23">is to r</text:span><text:span text:style-name="T22">educe delay to and from outside world , </text:span><text:span text:style-name="T23">have</text:span><text:span text:style-name="T22"> </text:span><text:span text:style-name="T23">h</text:span><text:span text:style-name="T22">igh drive current capability, </text:span><text:span text:style-name="T23">m</text:span><text:span text:style-name="T22">atch impedance to load, Level shifting of voltages (i.e.1.2V inside/3.3V outside) , </text:span><text:span text:style-name="T23">m</text:span><text:span text:style-name="T22">eet specifications of Interfaces, </text:span><text:span text:style-name="T23">r</text:span><text:span text:style-name="T22">educe power <text:s/></text:span><text:span text:style-name="T23">and provide h</text:span><text:span text:style-name="T22">igh voltage tolerance. </text:span><text:span text:style-name="T24">There are different types of I/O Cells: Standard and Special. Standard can be further split down into digital, analog, and power. Special I/O Cells can be split into SSTL, HSTL, LVDS, etc.</text:span></text:p>
      <text:p text:style-name="Standard"><text:span text:style-name="T24"/></text:p>
      <text:p text:style-name="Standard"><text:span text:style-name="T24"/></text:p>
      <text:p text:style-name="Standard"><text:span text:style-name="T25">The </text:span><text:span text:style-name="T24">guidelines during I/O design </text:span><text:span text:style-name="T25">are to p</text:span><text:span text:style-name="T24">ut as many mutual capacitance as possible between IC supply voltages, </text:span><text:span text:style-name="T25">p</text:span><text:span text:style-name="T24">ut as many supply voltage pins as possible, </text:span><text:span text:style-name="T25">p</text:span><text:span text:style-name="T24">ut supply and ground supply voltages as close to each other as possible, </text:span><text:span text:style-name="T25">p</text:span><text:span text:style-name="T24">rovide separate supply voltages for the core and I/Os, </text:span><text:span text:style-name="T25">r</text:span><text:span text:style-name="T24">educe inductances as much as possible by using as short transmission lines as possible, </text:span><text:span text:style-name="T25">r</text:span><text:span text:style-name="T24">educe signal rate as much as possible. </text:span><text:span text:style-name="T25">However </text:span><text:span text:style-name="T24"><text:s/>be careful as the reduction of signal rate leads to signal weakening, and experiments show that those noises can have definite affect on the given I/O cells. </text:span><text:span text:style-name="T21">Pad Configurations </text:span><text:span text:style-name="T26">can be </text:span><text:span text:style-name="T21"><text:s/>In-line, Staggered, Circuit Under Pad (CUP), Flip Chip with RDL.</text:span></text:p>
      <text:p text:style-name="Standard"><text:soft-page-break/><text:span text:style-name="T21"/></text:p>
      <text:p text:style-name="Standard"><text:span text:style-name="T21"/></text:p>
      <text:p text:style-name="P7"><text:span text:style-name="T21">LECTURE 11:</text:span></text:p>
      <text:p text:style-name="P7"><text:span text:style-name="T21"/></text:p>
      <text:p text:style-name="P8"><text:span text:style-name="T21"/></text:p>
      <text:p text:style-name="P1"><text:span text:style-name="T21">Th</text:span><text:span text:style-name="T26">e basic </text:span><text:span text:style-name="T21">way to run STA </text:span><text:span text:style-name="T26">is to check </text:span><text:span text:style-name="T21">Max-delay (setup) checks are run on worst-case (slow) conditions </text:span><text:span text:style-name="T26">and </text:span><text:span text:style-name="T21">Min-delay (hold) checks are run on best-case (fast) conditions. However, it doesn’t take into account variation that can occur across the chip, for example, due to a temperature variance. </text:span><text:span text:style-name="T26">There are different types of On Chip Variations: Spatial Variation, </text:span><text:span text:style-name="T27">d</text:span><text:span text:style-name="T26">uring setup, <text:s/>and during hold.</text:span><text:span text:style-name="T28"> </text:span><text:span text:style-name="T14">Spatial variation</text:span><text:span text:style-name="T18"> </text:span><text:span text:style-name="T20">happens </text:span><text:span text:style-name="T20">because </text:span><text:span text:style-name="T20">c</text:span><text:span text:style-name="T21">hips are big and delay elements can be far from each other. </text:span><text:span text:style-name="T14">Process/Voltage/Temperature (PVT) variation </text:span><text:span text:style-name="T21">can affect different parts of the timing path in opposite directions. </text:span><text:span text:style-name="T28">We </text:span><text:span text:style-name="T21">don’</text:span><text:span text:style-name="T28">t</text:span><text:span text:style-name="T21"> assume the worst possible case </text:span><text:span text:style-name="T28">because d</text:span><text:span text:style-name="T21">uring setup, </text:span><text:span text:style-name="T28">t</text:span><text:span text:style-name="T21">he launch (data) path is extra slow The capture (clock) path is super fast. During hold, </text:span><text:span text:style-name="T28">t</text:span><text:span text:style-name="T21">he launch (data) path is super fast. The capture (clock) path is extra slow.</text:span></text:p>
      <text:p text:style-name="P3"/>
      <text:p text:style-name="P9"><text:span text:style-name="T21">A common practice in VLSI design implementation is to be over pessimistic. If you are optimistic, your chip may not work. If you over-design, your yield will go up. </text:span><text:span text:style-name="T28">However,</text:span><text:span text:style-name="T21"> over pessimism </text:span><text:span text:style-name="T28">causes problems, such as,</text:span><text:span text:style-name="T21"> </text:span><text:span text:style-name="T28">t</text:span><text:span text:style-name="T21">ime-to-market increases, </text:span><text:span text:style-name="T28">p</text:span><text:span text:style-name="T21">erformance is hindered, </text:span><text:span text:style-name="T28">l</text:span><text:span text:style-name="T21">ess efficient in all parameters: size, power, performance </text:span></text:p>
      <text:p text:style-name="P9"><text:span text:style-name="T21"/></text:p>
      <text:p text:style-name="P10"><text:span text:style-name="T16">OCV</text:span><text:span text:style-name="T29"> is too pessimistic. </text:span><text:span text:style-name="T21">To limit the pessimism of OCV, </text:span><text:span text:style-name="T14"><text:s/>Clock Re-convergence Pessimism</text:span><text:span text:style-name="T21"> </text:span><text:span text:style-name="T14">Removal</text:span><text:span text:style-name="T21"> </text:span><text:span text:style-name="T29">is applied. </text:span><text:span text:style-name="T21">This basically removes the derating from the clock path shared by both the launch and capture paths. CPPR helped, but </text:span><text:span text:style-name="T29">the</text:span><text:span text:style-name="T21"> derates are </text:span><text:span text:style-name="T29">still bad</text:span><text:span text:style-name="T21">. </text:span><text:span text:style-name="T29">A</text:span><text:span text:style-name="T21">ll paths <text:s/></text:span><text:span text:style-name="T29">don’t have the same </text:span><text:span text:style-name="T21">derate. But statistical behavior is hard to compute. <text:s/></text:span><text:span text:style-name="T29">W</text:span><text:span text:style-name="T21">orst-case conditions </text:span><text:span text:style-name="T29">are dependent on the</text:span><text:span text:style-name="T21"> </text:span><text:span text:style-name="T29">d</text:span><text:span text:style-name="T21">istance between gates on the path, </text:span><text:span text:style-name="T29">and d</text:span><text:span text:style-name="T21">epth (number of stages) of the path. </text:span><text:span text:style-name="T29">This is the principle behind </text:span><text:span text:style-name="T14">Advanced On-Chip Variatio</text:span><text:span text:style-name="T17">n</text:span><text:span text:style-name="T27">. </text:span><text:span text:style-name="T14">Parametric on-chip variation </text:span><text:span text:style-name="T21">(POCV) AOCV is </text:span><text:span text:style-name="T29">still</text:span><text:span text:style-name="T21"> too pessimisti</text:span><text:span text:style-name="T29">c</text:span><text:span text:style-name="T21"> </text:span><text:span text:style-name="T29">V</text:span><text:span text:style-name="T21">ariation is statistical </text:span><text:span text:style-name="T29">a</text:span><text:span text:style-name="T21">nd is different for each gate. </text:span><text:span text:style-name="T29">In POCV, </text:span><text:span text:style-name="T21"><text:s/>distribution for each gate </text:span><text:span text:style-name="T29">is given</text:span><text:span text:style-name="T21"> in the library. </text:span><text:span text:style-name="T3">Path-based Analysis</text:span> (PBA) <text:s/><text:span text:style-name="T30">also helps with </text:span>pessimism removal. Due to long run times, STA is usually run with <text:span text:style-name="T3">Graph-based Analysis </text:span>(GBA). GBA chooses the worst case propagation from all inputs through a gate. PBA chooses the propagation of the specific path. This results in a 10X longer run time but highly reduced pessimism.</text:p>
      <text:p text:style-name="P3"/>
      <text:p text:style-name="P6"><text:s/>Another big issue in modern VLSI design is <text:span text:style-name="T3">aging</text:span>. Device characteristics change over time. <text:s/><text:span text:style-name="T31">In order to deal</text:span> with aging effects, <text:span text:style-name="T31">o</text:span>perate with low VDD, <text:span text:style-name="T31">m</text:span>odel aging as an additional timing margin, <text:span text:style-name="T31">u</text:span>se aged library models for signoff timing <text:span text:style-name="T31">and a</text:span>dd aging sensors and adjust frequency/voltage for compensation.</text:p>
      <text:p text:style-name="P6"/>
      <text:p text:style-name="P6"><text:span text:style-name="T3">Chip Finishing for Signoff</text:span> includes <text:span text:style-name="T31">i</text:span>nsertion of fillers and DeCaps, <text:span text:style-name="T31">a</text:span>pplication of Design for Manufacturing (DFM) and Design for Yield (DFY) rules, Antenna checking, Metal filling and slotting for metal density rules, IR Drop and Electromigration Analysis, Logic Equivalence, Layout (Physical) Verification <text:span text:style-name="T31">and a</text:span>dd<text:span text:style-name="T31">ing</text:span> Sealring.</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7T13:59:21.544791184</meta:creation-date>
    <dc:date>2022-12-27T17:07:53.541313322</dc:date>
    <meta:editing-duration>PT8M15S</meta:editing-duration>
    <meta:editing-cycles>2</meta:editing-cycles>
    <meta:generator>LibreOffice/6.4.7.2$Linux_X86_64 LibreOffice_project/40$Build-2</meta:generator>
    <meta:document-statistic meta:table-count="0" meta:image-count="0" meta:object-count="0" meta:page-count="2" meta:paragraph-count="15" meta:word-count="1093" meta:character-count="6679" meta:non-whitespace-character-count="5584"/>
  </office:meta>
</office:document-meta>
</file>